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Utils.getJpegProperties( File fil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ImageUtils.getImageProperties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Utils.getGifProperties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